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63.6%"/>
    </style:style>
    <style:style style:name="T3" style:parent-style-name="DefaultParagraphFont" style:family="text">
      <style:text-properties style:text-position="super 63.6%"/>
    </style:style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</office:automatic-styles>
  <office:body>
    <office:text text:use-soft-page-breaks="true">
      <text:p text:style-name="P1">CSC3002 Car Sharing App</text:p>
      <text:p text:style-name="Normal"/>
      <text:p text:style-name="Normal">Sprint 1</text:p>
      <text:p text:style-name="Normal">11<text:span text:style-name="T2">th</text:span><text:s/>November – 25<text:span text:style-name="T3">th</text:span><text:s/>November</text:p>
      <text:list text:style-name="LFO1" text:continue-numbering="true">
        <text:list-item>
          <text:p text:style-name="P4">Developed first version of the WCF service. <text:s/>There are currently two service contracts defined for the Android app to interact with. <text:s/>First is the user service that’s responsible for registering new users as well as logging in existing ones. <text:s/>There are currently two separate login methods, the manual login which is called by the client when no session cookie exists. <text:s/>The second method called automatic login uses client’s cookie file together with dynamically generated unique Android device ID to log the user in without using username and password. <text:s/>The system is described in more detail in the session management section. <text:s/>The WCF service uses both, WebGet and WebInvoke APIs.</text:p>
        </text:list-item>
        <text:list-item>
          <text:p text:style-name="P5">Android client app. <text:s/></text:p>
        </text:list-item>
        <text:list-item>
          <text:p text:style-name="P6">WCF Service Validation.</text:p>
        </text:list-item>
        <text:list-item>
          <text:p text:style-name="P7">Entity Framework and the patterns.</text:p>
        </text:list-item>
        <text:list-item>
          <text:p text:style-name="P8">HTTPS</text:p>
        </text:list-item>
        <text:list-item>
          <text:p text:style-name="P9">Session Management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hal Wasinski</meta:initial-creator>
    <dc:creator>Michal Wasinski</dc:creator>
    <meta:creation-date>2013-11-22T00:04:00Z</meta:creation-date>
    <dc:date>2013-11-22T09:14:00Z</dc:date>
    <meta:template xlink:href="Normal.dotm" xlink:type="simple"/>
    <meta:editing-cycles>3</meta:editing-cycles>
    <meta:editing-duration>PT2220S</meta:editing-duration>
    <meta:document-statistic meta:page-count="1" meta:paragraph-count="1" meta:word-count="127" meta:character-count="853" meta:row-count="6" meta:non-whitespace-character-count="727"/>
  </office:meta>
</office:document-meta>
</file>